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Numbering_20_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3">
      <style:paragraph-properties fo:text-align="justify" style:justify-single-word="false"/>
    </style:style>
    <style:style style:name="P11" style:family="paragraph" style:parent-style-name="Standard" style:list-style-name="L4">
      <style:paragraph-properties fo:text-align="justify" style:justify-single-word="false"/>
    </style:style>
    <style:style style:name="P12" style:family="paragraph" style:parent-style-name="Standard" style:list-style-name="L5">
      <style:paragraph-properties fo:text-align="justify" style:justify-single-word="false"/>
    </style:style>
    <style:style style:name="P13" style:family="paragraph" style:parent-style-name="Standard" style:list-style-name="L6">
      <style:paragraph-properties fo:text-align="justify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fo:font-size="11pt" style:font-size-asian="11pt" style:font-size-complex="11pt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ytor poziomów</text:p>
      <text:p text:style-name="P2"/>
      <text:p text:style-name="P3">Wersja dokumentu: 1.0</text:p>
      <text:p text:style-name="P3">Autor: Roman ”PlayeRom” Ludwicki</text:p>
      <text:p text:style-name="P3">Kontakt: <text:a xlink:type="simple" xlink:href="mailto:romek21@op.pl"><text:span text:style-name="T1">romek21@op.pl</text:span></text:a></text:p>
      <text:p text:style-name="Standard"/>
      <text:p text:style-name="Standard"/>
      <text:p text:style-name="P4">Spis treści:</text:p>
      <text:list text:style-name="L1">
        <text:list-item>
          <text:p text:style-name="P5">Wstęp</text:p>
        </text:list-item>
        <text:list-item>
          <text:p text:style-name="P5">Aspekty projektowe poziomu</text:p>
        </text:list-item>
        <text:list-item>
          <text:p text:style-name="P5">Interface</text:p>
          <text:list>
            <text:list-item>
              <text:p text:style-name="P5">Tworzenie nowych poziomów</text:p>
            </text:list-item>
            <text:list-item>
              <text:p text:style-name="P5">Przeglądanie i modyfikacja poziomów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1. Wstęp</text:p>
      <text:p text:style-name="Standard"/>
      <text:p text:style-name="P7"><text:tab/>Levels Editor jest narzędziem stworzonym specjalnie na potrzeby projektu Space Shooter (nazwa robocza). Jego zadaniem jest tworzenie i edycja pliku <text:span text:style-name="T2">levels.dat</text:span> przechowującego wszelkie dane dotyczących poziomów gry. Edytor poziomów dołączony jest do projektu pod nazwą <text:span text:style-name="T3">SpaceShooter_LevelsEditor</text:span> jako osobna aplikacja konsolowa.</text:p>
      <text:p text:style-name="P7"/>
      <text:p text:style-name="P6">2. Aspekty projektowe poziomu</text:p>
      <text:p text:style-name="P7"/>
      <text:p text:style-name="P7"><text:tab/>Każdy poziom zbudowany jest z pewnej ilość grup statków. Każda z grup cechuje się pewnymi własnymi cechami, jak np.: jakie statki (lub obiekty) tworzą grupę, jaka będzie ich liczebność, w jaki sposób obiekty będą latały (atakowały gracza), itp. Są to dane opisujące poszczególną grupę. Ponadto każde grupy będą atakowały gracza osobno w kolejności w jakiej zostaną stworzone, w omawianym tu edytorze.</text:p>
      <text:p text:style-name="P7">Poza grupami poziom zawiera także pewne informacje ogólne dotyczące każdej grupy statków zawartej w danym poziome. Tymi informacjami są, np. maksymalna ilość statków jaka może być <text:s/>jednocześnie wyświetlana na ekranie, częstotliwość strzelania statków, itp. Wszystkie cechy poziomu oraz grup statków opisane są w rozdziale 3.1 Tworzenie nowych poziomów.</text:p>
      <text:p text:style-name="P7"/>
      <text:p text:style-name="P6">3. Interfejs</text:p>
      <text:p text:style-name="P7"/>
      <text:p text:style-name="P7"><text:tab/>Po uruchomieniu programu wyświetlone zostanie jego menu główne. Jeżeli w trakcie uruchomienia plik <text:span text:style-name="T2">levels.dat</text:span> nie będzie istniał ukaże się informacja o błędzie otwarcia pliku, ale nie musimy się tym przejmować. Jeżeli chcemy edytować istniejący już plik z poziomami, to pliki ten musi istnieć w tym samym katalogu co program edytora.</text:p>
      <text:p text:style-name="P7">Menu główne edytora składa się z następujących pozycji:</text:p>
      <text:list text:style-name="L2">
        <text:list-item>
          <text:p text:style-name="P8"><text:span text:style-name="T3">[A]dd new level</text:span> – wybierając tę opcję możemy dodać nowy poziom do pliku <text:span text:style-name="T2">levels.dat</text:span>.</text:p>
        </text:list-item>
        <text:list-item>
          <text:p text:style-name="P8"><text:span text:style-name="T3">[B]rowse levels</text:span> – wybierając tę opcję będziemy mogli przeglądać istniejące już poziomy, modyfikować je oraz usuwać.</text:p>
        </text:list-item>
        <text:list-item>
          <text:p text:style-name="P8"><text:span text:style-name="T3">[E]xit</text:span> – wybierając tę opcje, kończymy pracę edytora.</text:p>
        </text:list-item>
      </text:list>
      <text:p text:style-name="P7"/>
      <text:p text:style-name="P7">Zawsze, poruszamy się po opcjach menu poprzez naciśnięcie odpowiedniego klawisza oraz potwierdzenie wyboru klawiszem Enter. Znak zwarty w klamrach [] informuje nas jaki klawisz należy wcisnąć aby wywołać odpowiednią opcję.</text:p>
      <text:p text:style-name="P7"/>
      <text:p text:style-name="P9">3.1 Tworzenie nowych poziomów</text:p>
      <text:p text:style-name="P7"/>
      <text:p text:style-name="P7"><text:tab/>Jeżeli chcemy dodać i zapisać do pliku nowy poziom należy z menu głównego wybrać opcję <text:span text:style-name="T3">[A]dd new level</text:span>, poprzez naciśnięcie klawisza A i potwierdzenie wyboru klawiszem Enter. Następnie program wypyta nas kolejno o szczegółowe dane dotyczące nowo tworzonego poziomu. W nawiasach ukażą się podpowiedź mówiące jakich dachy oczekuje program, i tak:</text:p>
      <text:list text:style-name="L3">
        <text:list-item>
          <text:p text:style-name="P10"><text:span text:style-name="T3">float</text:span> – program oczekuje podania liczby rzeczywistej, np. <text:span text:style-name="T3">3.5</text:span>,</text:p>
        </text:list-item>
        <text:list-item>
          <text:p text:style-name="P10"><text:span text:style-name="T3">int</text:span> – program oczekuje podania liczby całkowitej, np. <text:span text:style-name="T3">3</text:span>,</text:p>
        </text:list-item>
        <text:list-item>
          <text:p text:style-name="P10"><text:span text:style-name="T3">(y/n)</text:span> – program oczekuje odpowiedzi typu Tak lub Nie (Yes / No), wciskając odpowiedni klawisz Y lub N.</text:p>
        </text:list-item>
      </text:list>
      <text:p text:style-name="P7"/>
      <text:p text:style-name="P7">Program poprosi nas o podanie następujących danych (są to dane dotyczące poziomu):</text:p>
      <text:list text:style-name="L4">
        <text:list-item>
          <text:p text:style-name="P11"><text:span text:style-name="T3">Level</text:span> – jest to niepowtarzalny numer poziomu jako liczba całkowita,</text:p>
        </text:list-item>
        <text:list-item>
          <text:p text:style-name="P11"><text:span text:style-name="T3">With boss?</text:span> – pytanie czy poziom będzie zawierał jakieś głównego bossa jako przeciwnika. Jak na razie wartość ta jest nieistotna,</text:p>
        </text:list-item>
        <text:list-item>
          <text:p text:style-name="P11"><text:span text:style-name="T3">Max ships on screen</text:span> – maksymalna ilość statków (obiektów) wroga jakie mogą być ukazane jednocześnie na ekranie. Zalecana wartość minimalna to 15 a maksymalna 35,</text:p>
        </text:list-item>
        <text:list-item>
          <text:p text:style-name="P11"><text:span text:style-name="T3">Frequency shoot</text:span> – liczba oznaczająca częstotliwość strzelania wrogich statków. Zalecana, maksymalna wartość to 6, minimalna 1, przy czym im mniejsza wartość tym wrogie statki będą częściej strzelać. Minimalna wartość 1 jest sprawdzana przez program,</text:p>
        </text:list-item>
        <text:list-item>
          <text:p text:style-name="P11"><text:span text:style-name="T3">Percent chance to shoot</text:span> – procent szans na to, że wrogi statek rzeczywiście odda strzał gdy nadejdzie jego kolej strzelania. Zalecana, minimalna wartość to 40%. Program sprawdza czy zachowano granice od 1 do 100%,</text:p>
        </text:list-item>
        <text:list-item>
          <text:p text:style-name="P11"><text:span text:style-name="T3">Number groups</text:span> – ilość grup statków, jakie będą atakować gracza w danym poziomie gry. Zalecane wartości to od 1 do 3.</text:p>
        </text:list-item>
      </text:list>
      <text:p text:style-name="P7"/>
      <text:p text:style-name="P7">Po podaniu ilości grup statków, program poprosi nas o podanie danych dotyczących każdej grupy. Tymi danymi są:</text:p>
      <text:list text:style-name="L5">
        <text:list-item>
          <text:p text:style-name="P12"><text:span text:style-name="T3">Index ship</text:span> – indeks statku (obiektu) jakie będą tworzyć daną grupę. Jest to indeks obiektu pochodzący z pliku <text:span text:style-name="T2">ships.dat</text:span>. Indeksy są umowne i przydzielane w kolejności dodawania statków (obiektów) do pliku <text:span text:style-name="T2">ships.dat</text:span> poprzez edytor statków. Indeksy danych obiektów zapisane są także w dokumencie <text:span text:style-name="T2">Obiekty 3d.pdf</text:span>.</text:p>
        </text:list-item>
        <text:list-item>
          <text:p text:style-name="P12"><text:span text:style-name="T3">Number ships in group</text:span> – ilość statków (obiektów) w danej grupie, czyli liczebność grupy. Zalecane wartości: od 50 w górę,</text:p>
        </text:list-item>
        <text:list-item>
          <text:p text:style-name="P12"><text:span text:style-name="T3">Formation</text:span> – formacja jaką będą latały statki w danej grupie. Można podać wartości 1, 2 lub 3, gdzie wartość 1 oznacza, że każdy statek (obiekt) będzie latał pojedynczo, wartość 2 oznacza, że statki będą latały parami (np. lider ze skrzydłowym), wartość 3 oznacza, że statki będą latały trójkami, np. lider z dwoma skrzydłowymi,</text:p>
        </text:list-item>
        <text:list-item>
          <text:p text:style-name="P12"><text:span text:style-name="T3">Pos X for rand</text:span> – „magiczna” liczba pozycji statku po osi X (po szerokości ekranu) dla jego losowej, startowej pozycji. Po ludzku mówiąc, za pomocą tej wartości możemy ustalić szerokość przestrzeni z jakiej będą wylatywały statki. Standardową wartością jest 242 i jeżeli ją podamy to statki będą wylatywały w obrębie środka ekranu w taki sposób, że gracz zawsze będzie miał możliwość zestrzelenia statku. Jeżeli podamy wartość, np. 484 to statki z danej grupy będą wylatywały na większej szerokości, co spowoduje, że skrajnie oddalone statki od środka ekranu będą dla gracza nie możliwe do zestrzelenia (będą poza jego zasięgiem). Jeżeli podamy, np. 1 (wartość minimalna) to tak zwęzimy statkom przestrzeń, że będą wylatywały gęsiego,</text:p>
        </text:list-item>
        <text:list-item>
          <text:p text:style-name="P12"><text:span text:style-name="T3">Speed</text:span> – szybkość lotu statków. Jest to wartość modyfikująca losową szybkość statku. Im większą wartość podamy tym statki będą szybciej latały. Wartość bazowa (i raczej minimalna) to 120,</text:p>
        </text:list-item>
        <text:list-item>
          <text:p text:style-name="P12"><text:span text:style-name="T3">Cosinus fly?</text:span> – czy statki z danej grupy mają latać po cosinusoidzie a nie na wprost jak jest standardowo. Lot po cosinusoidzie sprawia, że wrogie statki jest bardzo trudno zestrzelić,</text:p>
        </text:list-item>
        <text:list-item>
          <text:p text:style-name="P12"><text:span text:style-name="T3">Slant fly?</text:span> – czy statki (obiekty) z danej grupy mają nadlatywać po skosie a nie na wprost jak to jest standardowo. Lot po skosie sprawia, że wrogie statki jest trudniej zestrzelić ponieważ statki będą nadlatywać z lewej i prawej strony ekranu, a nie ze środkowej jak to jest standardowo. UWAGA. Statki z danej grupy nie mogą latać jednocześnie po cosinusoidzie i po skosie – tutaj jedno wyklucza drugie,</text:p>
        </text:list-item>
        <text:list-item>
          <text:p text:style-name="P12"><text:span text:style-name="T3">Offset X pos for slant fly</text:span> – wartość przesunięcia pozycji startowej statków względem środka ekranu. Wartość ta jest podawana tylko wtedy gdy statki mają nadlatywać po skosie a nie na wprost. Im większą wartość podamy tym statki będą nadlatywać z bardziej oddalonej pozycji od środka ekranu. Wartość standardowa to 605.</text:p>
        </text:list-item>
      </text:list>
      <text:p text:style-name="P7"/>
      <text:p text:style-name="P6">3.2 Przeglądanie <text:s/>i modyfikacja poziomów</text:p>
      <text:p text:style-name="P7"/>
      <text:p text:style-name="P7"><text:tab/>Aby przejrzeć istniejące już poziomy należy z menu głównego aplikacji wybrać pozycję <text:span text:style-name="T3">[B]rowse levels</text:span>. Zostaną wyświetlone wszelkie informacje dotyczące pierwszego poziomu (o ile jakikolwiek istnieje) oraz menu przeglądarki z następującymi pozycjami:</text:p>
      <text:list text:style-name="L6">
        <text:list-item>
          <text:p text:style-name="P13"><text:span text:style-name="T3">[P]revious level</text:span> – poprzedni poziom,</text:p>
        </text:list-item>
        <text:list-item>
          <text:p text:style-name="P13"><text:span text:style-name="T3">[N]ext level</text:span> – następny poziom,</text:p>
        </text:list-item>
        <text:list-item>
          <text:p text:style-name="P13"><text:span text:style-name="T3">[E]dit level</text:span> – modyfikacja wskazanych danych, aktualnie wyświetlanego poziomu,</text:p>
        </text:list-item>
        <text:list-item>
          <text:p text:style-name="P13"><text:span text:style-name="T3">[D]elete level </text:span>– usunięcie aktualnie wyświetlanego poziomu,</text:p>
        </text:list-item>
        <text:list-item>
          <text:p text:style-name="P13"><text:span text:style-name="T3">[M]ove down index</text:span> – przesunięcie poziomu w dół,</text:p>
        </text:list-item>
        <text:list-item>
          <text:p text:style-name="P13"><text:span text:style-name="T3">[B]ack to min menu</text:span> – powrót do menu głównego.</text:p>
        </text:list-item>
      </text:list>
      <text:p text:style-name="P7"/>
      <text:p text:style-name="P7">Tak, więc mamy tutaj możliwość poruszania się po kolejnych poziomach poprzez wywoływanie funkcji <text:span text:style-name="T3">[P]revious level</text:span> oraz <text:span text:style-name="T3">[N]ext level</text:span>. Wybierając opcję <text:span text:style-name="T3">[E]dit level</text:span> <text:s/>możemy, modyfikować poszczególne dane poziomu. Program najpierw, kolejno wyświetli aktualną daną oraz zapyta czy chcemy ją zmienić. Jeżeli wskażemy, że tak to program poprosi o podanie nowej wartości. W ten sposób możemy modyfikować tylko wybrane dane a nie tworzyć poziom od nowa. Wyjątkiem jest modyfikacja danych dotyczących grup. Jeżeli chcemy zmodyfikować, którąś z danych zawartych w grupie, to przy pytaniu czy chcemy zmienić liczbę grup (<text:span text:style-name="T3">Change number groups?</text:span>), należy wskazać na Yes i podać odpowiednią ich liczbę. Po tym zawsze, nawet gdy podamy tą samą liczbę co była uprzednio, program wypyta nas o wszystkie dane dotyczące grupy, tak jak przy jej tworzeni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pl" fo:country="PL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5" style:display-name="Heading 5" style:family="paragraph" style:parent-style-name="Header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 style:list-style-name="Numbering_20_5"/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4</text:page-number></text:p>
      </style:footer>
    </style:master-page>
    <style:master-page style:name="Footnote" style:page-layout-name="pm2">
      <style:footer>
        <text:list text:style-name="Numbering_20_5">
          <text:list-item>
            <text:p text:style-name="P2"/>
          </text:list-item>
        </text:list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.1$Win32 OpenOffice.org_project/680m1$Build-8990</meta:generator>
    <meta:creation-date>2006-12-17T18:56:06</meta:creation-date>
    <dc:creator>Roman Ludwicki</dc:creator>
    <dc:date>2007-03-20T19:59:38</dc:date>
    <dc:language>pl-PL</dc:language>
    <meta:editing-cycles>108</meta:editing-cycles>
    <meta:editing-duration>PT3H24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53" meta:word-count="1170" meta:character-count="7914"/>
  </office:meta>
</office:document-meta>
</file>